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George A. Kohu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February 9, 1894</text:p>
      <text:p text:style-name="P4">Month<text:tab/><text:tab/><text:tab/><text:tab/><text:tab/><text:tab/>February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Dr Morais:/</text:p>
      <text:p text:style-name="P2"><text:tab/>Many thanks for/ your kindness in copying for me/ Luzzato's artistic epicedion,/ but I had already botained the/ same from my friend J. Herta, a/ few months before. <text:s/>I desire/ to make a collection of them/ for the "[Hebrew]," to whose Editor,/ I showed these poems and who/ begged me to prepare them for/ his magazine./</text:p>
      <text:p text:style-name="P2"><text:tab/>Do you know of any other/ composition similarly striking/ in any language?/</text:p>
      <text:p text:style-name="P2">De Kosei erroneously ascribes/ the authorship of the <text:span text:style-name="T2">second</text:span><text:span text:style-name="T3"> poem/</text:span></text:p>
      <text:p text:style-name="P2"><text:span text:style-name="T3"/></text:p>
      <text:p text:style-name="P2"><text:span text:style-name="T3">[Page 2]</text:span></text:p>
      <text:p text:style-name="P2"><text:span text:style-name="T3">to Leo. de Modena, instead of to/ Moses Bassola, who edited/ the [Hebrew] in Mantua 1578/ perhaps you can say with cer-/tainty whether he or I am right?/ <text:s/>May I beg of you, for the transla-/tion of the following poem?/</text:span></text:p>
      <text:p text:style-name="P2"><text:span text:style-name="T3">[Hebrew] 1/</text:span></text:p>
      <text:p text:style-name="P2"><text:soft-page-break/><text:span text:style-name="T3">[Hebrew] 2/</text:span></text:p>
      <text:p text:style-name="P2"><text:span text:style-name="T3">[Hebrew] 3/</text:span></text:p>
      <text:p text:style-name="P2"><text:span text:style-name="T3">[Hebrew] 4/</text:span></text:p>
      <text:p text:style-name="P2"><text:span text:style-name="T3">[Hebrew] 5/</text:span></text:p>
      <text:p text:style-name="P2"><text:span text:style-name="T3">[Hebrew] 6/</text:span></text:p>
      <text:p text:style-name="P2"><text:span text:style-name="T3">[Hebrew] 7/</text:span></text:p>
      <text:p text:style-name="P2"><text:span text:style-name="T3">[Hebrew] 8/</text:span></text:p>
      <text:p text:style-name="P2"><text:span text:style-name="T3">1 Chi nasce, muor, Dime, che pass' acerbo!/</text:span></text:p>
      <text:p text:style-name="P2"><text:span text:style-name="T3">2 Colto vien l'huom, cosi ordin' il Cielo,/</text:span></text:p>
      <text:p text:style-name="P2"><text:span text:style-name="T3">3 Mose mori, Mose gia car de verbo,/</text:span></text:p>
      <text:p text:style-name="P2"><text:span text:style-name="T3">4 Santa sia ogn'huom, con puro zelo,/</text:span></text:p>
      <text:p text:style-name="P2"><text:span text:style-name="T3">5 Ch'alla meta, gia mai senza riserbo,/</text:span></text:p>
      <text:p text:style-name="P2"><text:span text:style-name="T3">6 Arriu' huom, ma vedran in cangiar pelo,/</text:span></text:p>
      <text:p text:style-name="P2"><text:span text:style-name="T3"/></text:p>
      <text:p text:style-name="P2"><text:span text:style-name="T3">[Page 3]</text:span></text:p>
      <text:p text:style-name="P2"><text:span text:style-name="T3">7 Le fin habiam, ch'al Cielo vero/ ameno/</text:span></text:p>
      <text:p text:style-name="P2"><text:span text:style-name="T3">8 Va l'huomo va, se viva assai, se/ meno./</text:span></text:p>
      <text:p text:style-name="P2"><text:span text:style-name="T3"/></text:p>
      <text:p text:style-name="P2"><text:span text:style-name="T3">I have however and the version of this/ same poem with some minor variations/ for instance in line 1 the </text:span><text:span text:style-name="T2">other</text:span><text:span text:style-name="T3"> copy/ has: </text:span><text:span text:style-name="T2">[Hebrew]</text:span><text:span text:style-name="T3"> and in l. 1 of the Italian/ version </text:span><text:span text:style-name="T2">Oi me</text:span><text:span text:style-name="T3"> (in 2 words); l. 2 of/ Hebrew: </text:span><text:span text:style-name="T2">[Hebrew]</text:span><text:span text:style-name="T3"> and </text:span><text:span text:style-name="T2">[Hebrew]</text:span><text:span text:style-name="T3">; Ital. l. 4: </text:span><text:span text:style-name="T2">pur</text:span><text:span text:style-name="T3">;/ l. 5 of Ital.: </text:span><text:span text:style-name="T2">giammai</text:span><text:span text:style-name="T3"> (in 1 word);/ l. 6 my version begins with: </text:span><text:span text:style-name="T2">[Hebrew]</text:span><text:span text:style-name="T3">/ inst. of </text:span><text:span text:style-name="T2">[Hebrew]</text:span><text:span text:style-name="T3"> and the Italian strangely/ enough is like the above: </text:span><text:span text:style-name="T2">Arriv'</text:span><text:span text:style-name="T3"> huom;/ l. 7 of Ital. has: </text:span><text:span text:style-name="T2">Sefin</text:span><text:span text:style-name="T3"> (in 1 word) and/ </text:span><text:span text:style-name="T2">habbiam</text:span><text:span text:style-name="T3">; l. 8 Hebrew has: </text:span><text:span text:style-name="T2">[Hebrew]</text:span><text:span text:style-name="T3"> and/ ibid. Italian has: </text:span><text:span text:style-name="T2">Va' l'huom</text:span><text:span text:style-name="T3"> and/ vive--I fear the orthography &amp; punctuation in/ both </text:span><text:span text:style-name="T2">copies needs much</text:span><text:span text:style-name="T3"> amendation[sic!]./</text:span></text:p>
      <text:p text:style-name="P2"><text:span text:style-name="T3"><text:tab/>Of course the variations are not/ very important, but I should much/</text:span></text:p>
      <text:p text:style-name="P2"><text:span text:style-name="T3"/></text:p>
      <text:p text:style-name="P2"><text:span text:style-name="T3">[Page 4]</text:span></text:p>
      <text:p text:style-name="P2"><text:span text:style-name="T3">like to know which is the better/ version. <text:s/>You will not be wrath/ with me, dear Dr, if I ask of/ you to go through the difficulty/ and recopy for me a </text:span><text:span text:style-name="T2">purified</text:span><text:span text:style-name="T3">/ version with an English transl</text:span><text:span text:style-name="T2">a</text:span><text:span text:style-name="T3">/tion of the </text:span><text:span text:style-name="T2">Italian</text:span><text:span text:style-name="T3">./</text:span></text:p>
      <text:p text:style-name="P2"><text:span text:style-name="T3"><text:tab/>Any reciprocal service on/ my part will be most/ cheerfully rendered./</text:span></text:p>
      <text:p text:style-name="P2"><text:span text:style-name="T3"><text:tab/>Very faithfully &amp; obediently/ Yours,/ George A. Kohut/</text:span></text:p>
      <text:p text:style-name="P2"><text:span text:style-name="T3">Father begs to be remembered most/ cordially to you &amp; your dear/ son. <text:s/>Kindly carry my respects to hi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2:35:34.40</meta:creation-date>
    <dc:date>2011-12-20T13:09:10.23</dc:date>
    <dc:creator>Penn Libraries</dc:creator>
    <meta:editing-duration>PT00H17M1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1" meta:word-count="575" meta:character-count="3522"/>
  </office:meta>
</office:document-meta>
</file>